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text-properties style:font-name-asian="Times New Roman" style:font-name-complex="Calibri" fo:font-weight="bold" style:font-weight-asian="bold" style:font-weight-complex="bold" fo:color="#000000" fo:font-size="24pt" style:font-size-asian="24pt" style:font-size-complex="24pt" fo:language="ca" fo:country="ES" style:language-asian="es" style:country-asian="ES"/>
    </style:style>
    <style:style style:name="P2"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3" style:parent-style-name="Standard" style:family="paragraph">
      <style:paragraph-properties fo:margin-bottom="0in" fo:line-height="100%"/>
    </style:style>
    <style:style style:name="T4"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 style:parent-style-name="Standard" style:family="paragraph">
      <style:paragraph-properties fo:margin-bottom="0in" fo:line-height="100%"/>
    </style:style>
    <style:style style:name="T6"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8" style:parent-style-name="Standard" style:family="paragraph">
      <style:paragraph-properties fo:margin-bottom="0in" fo:line-height="100%"/>
      <style:text-properties style:font-name-asian="Times New Roman" style:font-name-complex="Calibri" fo:font-size="12pt" style:font-size-asian="12pt" style:font-size-complex="12pt" style:language-asian="es" style:country-asian="ES"/>
    </style:style>
    <style:style style:name="P9" style:parent-style-name="Standard" style:family="paragraph">
      <style:paragraph-properties fo:margin-bottom="0in" fo:line-height="100%"/>
    </style:style>
    <style:style style:name="T10"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2"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13" style:parent-style-name="Standard" style:family="paragraph">
      <style:paragraph-properties fo:margin-bottom="0in" fo:line-height="100%"/>
    </style:style>
    <style:style style:name="T14"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7"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18" style:parent-style-name="Standard" style:family="paragraph">
      <style:paragraph-properties fo:margin-bottom="0in" fo:line-height="100%"/>
    </style:style>
    <style:style style:name="T19"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20"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21"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22"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23" style:parent-style-name="Standard" style:family="paragraph">
      <style:paragraph-properties fo:margin-bottom="0in" fo:line-height="100%"/>
    </style:style>
    <style:style style:name="T24"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25"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6" style:parent-style-name="Standard" style:family="paragraph">
      <style:paragraph-properties fo:margin-bottom="0in" fo:line-height="100%"/>
    </style:style>
    <style:style style:name="T2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30" style:parent-style-name="Standard" style:family="paragraph">
      <style:paragraph-properties fo:margin-bottom="0in" fo:line-height="100%"/>
    </style:style>
    <style:style style:name="T31"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32"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3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34"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35" style:parent-style-name="Standard" style:family="paragraph">
      <style:paragraph-properties fo:margin-bottom="0in" fo:line-height="100%"/>
    </style:style>
    <style:style style:name="T36"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37"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38"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3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40"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1"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2"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3"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5"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6"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7"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8"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4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0"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1" style:parent-style-name="Normal" style:family="paragraph">
      <style:paragraph-properties fo:break-before="page"/>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2" style:parent-style-name="Standard" style:family="paragraph">
      <style:paragraph-properties fo:margin-bottom="0in" fo:line-height="100%"/>
    </style:style>
    <style:style style:name="T53"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4" style:parent-style-name="Standard" style:family="paragraph">
      <style:paragraph-properties fo:margin-bottom="0in" fo:line-height="100%"/>
    </style:style>
    <style:style style:name="T55"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56"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5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58"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59" style:parent-style-name="Standard" style:family="paragraph">
      <style:paragraph-properties fo:margin-bottom="0in" fo:line-height="100%"/>
    </style:style>
    <style:style style:name="T60"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6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62"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63"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64" style:parent-style-name="Standard" style:family="paragraph">
      <style:paragraph-properties fo:margin-bottom="0in" fo:line-height="100%"/>
    </style:style>
    <style:style style:name="T65"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6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67"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68" style:parent-style-name="Standard" style:family="paragraph">
      <style:paragraph-properties fo:margin-bottom="0in" fo:line-height="100%"/>
    </style:style>
    <style:style style:name="T69"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70"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7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72"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73" style:parent-style-name="Standard" style:family="paragraph">
      <style:paragraph-properties fo:margin-bottom="0in" fo:line-height="100%"/>
    </style:style>
    <style:style style:name="T74"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7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76"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77" style:parent-style-name="Standard" style:family="paragraph">
      <style:paragraph-properties fo:margin-bottom="0in" fo:line-height="100%"/>
    </style:style>
    <style:style style:name="T78"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79"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80"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8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82"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83" style:parent-style-name="Standard" style:family="paragraph">
      <style:paragraph-properties fo:margin-bottom="0in" fo:line-height="100%"/>
    </style:style>
    <style:style style:name="T84"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8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8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87"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88" style:parent-style-name="Standard" style:family="paragraph">
      <style:paragraph-properties fo:margin-bottom="0in" fo:line-height="100%"/>
    </style:style>
    <style:style style:name="T89"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90"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91"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92" style:parent-style-name="Standard" style:family="paragraph">
      <style:paragraph-properties fo:margin-bottom="0in" fo:line-height="100%"/>
    </style:style>
    <style:style style:name="T9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94" style:parent-style-name="Standard" style:family="paragraph">
      <style:paragraph-properties fo:margin-bottom="0in" fo:line-height="100%"/>
    </style:style>
    <style:style style:name="T9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96" style:parent-style-name="Standard" style:family="paragraph">
      <style:paragraph-properties fo:margin-bottom="0in" fo:line-height="100%"/>
    </style:style>
    <style:style style:name="T97"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98"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99" style:parent-style-name="Standard" style:family="paragraph">
      <style:paragraph-properties fo:margin-bottom="0in" fo:line-height="100%"/>
      <style:text-properties style:font-name-asian="Times New Roman" style:font-name-complex="Calibri" fo:font-size="12pt" style:font-size-asian="12pt" style:font-size-complex="12pt" fo:language="ca" fo:country="ES" style:language-asian="es" style:country-asian="ES"/>
    </style:style>
    <style:style style:name="P100" style:parent-style-name="Standard" style:family="paragraph">
      <style:paragraph-properties fo:margin-bottom="0in" fo:line-height="100%"/>
    </style:style>
    <style:style style:name="T10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02"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03" style:parent-style-name="Standard" style:family="paragraph">
      <style:paragraph-properties fo:margin-bottom="0in" fo:line-height="100%"/>
    </style:style>
    <style:style style:name="T104"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0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06"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07" style:parent-style-name="Standard" style:family="paragraph">
      <style:paragraph-properties fo:margin-bottom="0in" fo:line-height="100%"/>
    </style:style>
    <style:style style:name="T108"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09"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10"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11"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12" style:parent-style-name="Standard" style:family="paragraph">
      <style:paragraph-properties fo:margin-bottom="0in" fo:line-height="100%"/>
    </style:style>
    <style:style style:name="T113"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14"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15"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16" style:parent-style-name="Standard" style:family="paragraph">
      <style:paragraph-properties fo:margin-bottom="0in" fo:line-height="100%"/>
    </style:style>
    <style:style style:name="T117"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18"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19"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20" style:parent-style-name="Standard" style:family="paragraph">
      <style:paragraph-properties fo:margin-bottom="0in" fo:line-height="100%"/>
    </style:style>
    <style:style style:name="T121"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22"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23" style:parent-style-name="Normal" style:family="paragraph">
      <style:paragraph-properties fo:break-before="page"/>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24" style:parent-style-name="Standard" style:family="paragraph">
      <style:paragraph-properties fo:margin-bottom="0in" fo:line-height="100%"/>
    </style:style>
    <style:style style:name="T125"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26" style:parent-style-name="Standard" style:family="paragraph">
      <style:paragraph-properties fo:margin-bottom="0in" fo:line-height="100%"/>
    </style:style>
    <style:style style:name="T12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12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12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30" style:parent-style-name="Standard" style:family="paragraph">
      <style:paragraph-properties fo:margin-bottom="0in" fo:line-height="100%"/>
    </style:style>
    <style:style style:name="T13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32" style:parent-style-name="Standard" style:family="paragraph">
      <style:paragraph-properties fo:margin-bottom="0in" fo:line-height="100%"/>
    </style:style>
    <style:style style:name="T13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34"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35" style:parent-style-name="Standard" style:family="paragraph">
      <style:paragraph-properties fo:margin-bottom="0in" fo:line-height="100%"/>
    </style:style>
    <style:style style:name="T13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37"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38" style:parent-style-name="Standard" style:family="paragraph">
      <style:paragraph-properties fo:margin-bottom="0in" fo:line-height="100%"/>
    </style:style>
    <style:style style:name="T13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40" style:parent-style-name="Standard" style:family="paragraph">
      <style:paragraph-properties fo:margin-bottom="0in" fo:line-height="100%"/>
    </style:style>
    <style:style style:name="T141"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142"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143"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44" style:parent-style-name="Standard" style:family="paragraph">
      <style:paragraph-properties fo:margin-bottom="0in" fo:line-height="100%"/>
    </style:style>
    <style:style style:name="T145"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4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47"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48"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49" style:parent-style-name="Standard" style:family="paragraph">
      <style:paragraph-properties fo:margin-bottom="0in" fo:line-height="100%"/>
    </style:style>
    <style:style style:name="T150"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5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52"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53" style:parent-style-name="Standard" style:family="paragraph">
      <style:paragraph-properties fo:margin-bottom="0in" fo:line-height="100%"/>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P154" style:parent-style-name="Standard" style:family="paragraph">
      <style:paragraph-properties fo:margin-bottom="0in" fo:line-height="100%"/>
    </style:style>
    <style:style style:name="T155" style:parent-style-name="Fuentedepárrafopredeter." style:family="text">
      <style:text-properties style:font-name-asian="Times New Roman" style:font-name-complex="Calibri" fo:font-weight="bold" style:font-weight-asian="bold" style:font-weight-complex="bold" fo:font-size="12pt" style:font-size-asian="12pt" style:font-size-complex="12pt" fo:language="ca" fo:country="ES" style:language-asian="es" style:country-asian="ES"/>
    </style:style>
    <style:style style:name="T15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57"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58" style:parent-style-name="Standard" style:family="paragraph">
      <style:paragraph-properties fo:margin-bottom="0in" fo:line-height="100%"/>
    </style:style>
    <style:style style:name="T15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60" style:parent-style-name="Standard" style:family="paragraph">
      <style:paragraph-properties fo:margin-bottom="0in" fo:line-height="100%"/>
    </style:style>
    <style:style style:name="T161"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162"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63" style:parent-style-name="Standard" style:family="paragraph">
      <style:paragraph-properties fo:margin-bottom="0in" fo:line-height="100%"/>
    </style:style>
    <style:style style:name="T164"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65" style:parent-style-name="Fuentedepárrafopredeter." style:family="text">
      <style:text-properties style:font-name="Wingdings" style:font-name-asian="Wingdings" style:font-name-complex="Wingdings" fo:font-size="12pt" style:font-size-asian="12pt" style:font-size-complex="12pt" fo:language="ca" fo:country="ES" style:language-asian="es" style:country-asian="ES"/>
    </style:style>
    <style:style style:name="T166"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67"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68" style:parent-style-name="Fuentedepárrafopredeter." style:family="text">
      <style:text-properties style:font-name="Wingdings" style:font-name-asian="Wingdings" style:font-name-complex="Wingdings" fo:font-size="12pt" style:font-size-asian="12pt" style:font-size-complex="12pt" fo:language="ca" fo:country="ES" style:language-asian="es" style:country-asian="ES"/>
    </style:style>
    <style:style style:name="T169"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70" style:parent-style-name="Fuentedepárrafopredeter." style:family="text">
      <style:text-properties style:font-name="Wingdings" style:font-name-asian="Wingdings" style:font-name-complex="Wingdings" fo:font-size="12pt" style:font-size-asian="12pt" style:font-size-complex="12pt" fo:language="ca" fo:country="ES" style:language-asian="es" style:country-asian="ES"/>
    </style:style>
    <style:style style:name="T17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72"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73" style:parent-style-name="Standard" style:family="paragraph">
      <style:paragraph-properties fo:margin-bottom="0in" fo:line-height="100%"/>
    </style:style>
    <style:style style:name="T174"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175"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76" style:parent-style-name="Standard" style:family="paragraph">
      <style:paragraph-properties fo:margin-bottom="0in" fo:line-height="100%"/>
    </style:style>
    <style:style style:name="T17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17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17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80" style:parent-style-name="Standard" style:family="paragraph">
      <style:paragraph-properties fo:margin-bottom="0in" fo:line-height="100%"/>
    </style:style>
    <style:style style:name="T181"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82"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18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8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85" style:parent-style-name="Standard" style:family="paragraph">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86" style:parent-style-name="Standard" style:family="paragraph">
      <style:paragraph-properties fo:break-before="page" fo:margin-bottom="0in" fo:line-height="100%"/>
    </style:style>
    <style:style style:name="T18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88" style:parent-style-name="Standard" style:family="paragraph">
      <style:paragraph-properties fo:margin-bottom="0in" fo:line-height="100%"/>
    </style:style>
    <style:style style:name="T18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19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191"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92" style:parent-style-name="Standard" style:family="paragraph">
      <style:paragraph-properties fo:margin-bottom="0in" fo:line-height="100%"/>
    </style:style>
    <style:style style:name="T19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19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95" style:parent-style-name="Standard" style:family="paragraph">
      <style:paragraph-properties fo:margin-bottom="0in" fo:line-height="100%"/>
    </style:style>
    <style:style style:name="T196"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19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198" style:parent-style-name="Standard" style:family="paragraph">
      <style:paragraph-properties fo:margin-bottom="0in" fo:line-height="100%"/>
    </style:style>
    <style:style style:name="T19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0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01"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02" style:parent-style-name="Standard" style:family="paragraph">
      <style:paragraph-properties fo:margin-bottom="0in" fo:line-height="100%"/>
    </style:style>
    <style:style style:name="T20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20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05" style:parent-style-name="Standard" style:family="paragraph">
      <style:paragraph-properties fo:margin-bottom="0in" fo:line-height="100%"/>
    </style:style>
    <style:style style:name="T206"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20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08" style:parent-style-name="Standard" style:family="paragraph">
      <style:paragraph-properties fo:margin-bottom="0in" fo:line-height="100%"/>
    </style:style>
    <style:style style:name="T20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1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11" style:parent-style-name="Standard" style:family="paragraph">
      <style:paragraph-properties fo:margin-bottom="0in" fo:line-height="100%"/>
      <style:text-properties fo:language="en" fo:country="GB"/>
    </style:style>
    <style:style style:name="P212" style:parent-style-name="Standard" style:family="paragraph">
      <style:paragraph-properties fo:margin-bottom="0in" fo:line-height="100%"/>
    </style:style>
    <style:style style:name="T213"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214"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T215" style:parent-style-name="Fuentedepárrafopredeter." style:family="text">
      <style:text-properties style:font-name-asian="Times New Roman" style:font-name-complex="Calibri" fo:font-size="12pt" style:font-size-asian="12pt" style:font-size-complex="12pt" fo:language="ca" fo:country="ES" style:language-asian="es" style:country-asian="ES"/>
    </style:style>
    <style:style style:name="P216"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217" style:parent-style-name="Standard" style:family="paragraph">
      <style:paragraph-properties fo:margin-bottom="0in" fo:line-height="100%"/>
    </style:style>
    <style:style style:name="T21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19" style:parent-style-name="Standard" style:family="paragraph">
      <style:paragraph-properties fo:margin-bottom="0in" fo:line-height="100%"/>
    </style:style>
    <style:style style:name="T22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21"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22"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23"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24" style:parent-style-name="Standard" style:family="paragraph">
      <style:paragraph-properties fo:margin-bottom="0in" fo:line-height="100%"/>
    </style:style>
    <style:style style:name="T225"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26" style:parent-style-name="Standard" style:family="paragraph">
      <style:paragraph-properties fo:margin-bottom="0in" fo:line-height="100%"/>
    </style:style>
    <style:style style:name="T22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22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2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30"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1"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2"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3"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4"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5"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6"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37"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38" style:parent-style-name="Normal" style:family="paragraph">
      <style:paragraph-properties fo:break-before="page"/>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39" style:parent-style-name="Standard" style:family="paragraph">
      <style:paragraph-properties fo:margin-bottom="0in" fo:line-height="100%"/>
    </style:style>
    <style:style style:name="T24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41" style:parent-style-name="Standard" style:family="paragraph">
      <style:paragraph-properties fo:margin-bottom="0in" fo:line-height="100%"/>
    </style:style>
    <style:style style:name="T242"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43"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4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45"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46"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47" style:parent-style-name="Standard" style:family="paragraph">
      <style:paragraph-properties fo:margin-bottom="0in" fo:line-height="100%"/>
    </style:style>
    <style:style style:name="T24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49" style:parent-style-name="Standard" style:family="paragraph">
      <style:paragraph-properties fo:margin-bottom="0in" fo:line-height="100%"/>
    </style:style>
    <style:style style:name="T25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51"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52" style:parent-style-name="Standard" style:family="paragraph">
      <style:paragraph-properties fo:margin-bottom="0in" fo:line-height="100%" fo:text-indent="0.4916in"/>
      <style:text-properties style:font-name-asian="Times New Roman" style:font-name-complex="Calibri" fo:color="#000000" fo:font-size="12pt" style:font-size-asian="12pt" style:font-size-complex="12pt" fo:language="ca" fo:country="ES" style:language-asian="es" style:country-asian="ES"/>
    </style:style>
    <style:style style:name="P253" style:parent-style-name="Standard" style:family="paragraph">
      <style:paragraph-properties fo:margin-bottom="0in" fo:line-height="100%" fo:text-indent="0.4916in"/>
      <style:text-properties style:font-name-asian="Times New Roman" style:font-name-complex="Calibri" fo:color="#000000" fo:font-size="12pt" style:font-size-asian="12pt" style:font-size-complex="12pt" fo:language="ca" fo:country="ES" style:language-asian="es" style:country-asian="ES"/>
    </style:style>
    <style:style style:name="P254"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55"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56" style:parent-style-name="Standard" style:family="paragraph">
      <style:paragraph-properties fo:margin-bottom="0in" fo:line-height="100%"/>
    </style:style>
    <style:style style:name="T25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58" style:parent-style-name="Standard" style:family="paragraph">
      <style:paragraph-properties fo:margin-bottom="0in" fo:line-height="100%"/>
    </style:style>
    <style:style style:name="T259"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6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261"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62"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P263"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64"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65"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66"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67"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68"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6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70" style:parent-style-name="Normal" style:family="paragraph">
      <style:paragraph-properties fo:break-before="page"/>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71" style:parent-style-name="Standard" style:family="paragraph">
      <style:paragraph-properties fo:margin-bottom="0in" fo:line-height="100%"/>
    </style:style>
    <style:style style:name="T272"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273"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T274"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75" style:parent-style-name="Standard" style:family="paragraph">
      <style:paragraph-properties fo:margin-bottom="0in" fo:line-height="100%"/>
    </style:style>
    <style:style style:name="T276"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style:language-asian="es" style:country-asian="ES"/>
    </style:style>
    <style:style style:name="T277"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27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279"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80"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1"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2"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3"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4"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5"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6"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7"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8"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89"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0"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1"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2"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3"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4" style:parent-style-name="Standard" style:family="paragraph">
      <style:paragraph-properties fo:margin-bottom="0in" fo:line-height="100%"/>
      <style:text-properties style:font-name-asian="Times New Roman" style:font-name-complex="Calibri" fo:color="#000000" fo:font-size="12pt" style:font-size-asian="12pt" style:font-size-complex="12pt" fo:language="ca" fo:country="ES" style:language-asian="es" style:country-asian="ES"/>
    </style:style>
    <style:style style:name="P295" style:parent-style-name="Standard" style:family="paragraph">
      <style:paragraph-properties fo:margin-bottom="0in" fo:line-height="100%"/>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96" style:parent-style-name="Normal" style:family="paragraph">
      <style:paragraph-properties fo:break-before="page"/>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97" style:parent-style-name="Standard" style:family="paragraph">
      <style:paragraph-properties fo:margin-bottom="0in" fo:line-height="100%"/>
    </style:style>
    <style:style style:name="T298"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ca" fo:country="ES" style:language-asian="es" style:country-asian="ES"/>
    </style:style>
    <style:style style:name="P299" style:parent-style-name="Standard" style:family="paragraph">
      <style:paragraph-properties fo:margin-bottom="0in" fo:line-height="100%"/>
    </style:style>
    <style:style style:name="T300"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T301" style:parent-style-name="Fuentedepárrafopredeter." style:family="text">
      <style:text-properties style:font-name-asian="Times New Roman" style:font-name-complex="Calibri" fo:font-weight="bold" style:font-weight-asian="bold" style:font-weight-complex="bold" fo:color="#4472C4" fo:font-size="12pt" style:font-size-asian="12pt" style:font-size-complex="12pt" fo:language="en" fo:country="GB" style:language-asian="es" style:country-asian="ES"/>
    </style:style>
    <style:style style:name="P302" style:parent-style-name="Standard" style:family="paragraph">
      <style:text-properties fo:color="#000000" fo:language="ca" fo:country="ES"/>
    </style:style>
    <style:style style:name="P303" style:parent-style-name="Standard" style:family="paragraph">
      <style:paragraph-properties fo:text-indent="0.4916in"/>
      <style:text-properties fo:color="#000000" fo:language="ca" fo:country="ES"/>
    </style:style>
    <style:style style:name="P304" style:parent-style-name="Standard" style:family="paragraph">
      <style:paragraph-properties fo:text-indent="0.4916in"/>
      <style:text-properties fo:color="#000000" fo:language="ca" fo:country="ES"/>
    </style:style>
    <style:style style:name="P305" style:parent-style-name="Standard" style:family="paragraph">
      <style:paragraph-properties fo:text-indent="0.4916in"/>
      <style:text-properties fo:color="#000000" fo:language="ca" fo:country="ES"/>
    </style:style>
    <style:style style:name="P306" style:parent-style-name="Standard" style:family="paragraph">
      <style:paragraph-properties fo:text-indent="0.4916in"/>
      <style:text-properties fo:color="#000000" fo:language="ca" fo:country="ES"/>
    </style:style>
    <style:style style:name="P307" style:parent-style-name="Standard" style:family="paragraph">
      <style:paragraph-properties fo:text-indent="0.4916in"/>
      <style:text-properties fo:color="#000000" fo:language="ca" fo:country="ES"/>
    </style:style>
    <style:style style:name="P308" style:parent-style-name="Standard" style:family="paragraph">
      <style:paragraph-properties fo:text-indent="0.4916in"/>
      <style:text-properties fo:color="#000000" fo:language="ca" fo:country="ES"/>
    </style:style>
    <style:style style:name="P309" style:parent-style-name="Standard" style:family="paragraph">
      <style:paragraph-properties fo:text-indent="0.4916in"/>
      <style:text-properties fo:color="#000000" fo:language="ca" fo:country="ES"/>
    </style:style>
    <style:style style:name="P310" style:parent-style-name="Standard" style:family="paragraph">
      <style:paragraph-properties fo:text-indent="0.4916in"/>
      <style:text-properties fo:color="#000000" fo:language="ca" fo:country="ES"/>
    </style:style>
    <style:style style:name="P311" style:parent-style-name="Standard" style:family="paragraph">
      <style:paragraph-properties fo:text-indent="0.4916in"/>
      <style:text-properties fo:color="#000000" fo:language="ca" fo:country="ES"/>
    </style:style>
    <style:style style:name="P312" style:parent-style-name="Standard" style:family="paragraph">
      <style:text-properties fo:color="#000000" fo:language="ca" fo:country="ES"/>
    </style:style>
    <style:style style:name="P313" style:parent-style-name="Standard" style:family="paragraph">
      <style:paragraph-properties fo:text-indent="0.4916in"/>
      <style:text-properties fo:color="#000000" fo:language="ca" fo:country="ES"/>
    </style:style>
    <style:style style:name="P314" style:parent-style-name="Standard" style:family="paragraph">
      <style:paragraph-properties fo:text-indent="0.4916in"/>
      <style:text-properties fo:color="#000000" fo:language="ca" fo:country="ES"/>
    </style:style>
    <style:style style:name="P315" style:parent-style-name="Standard" style:family="paragraph">
      <style:paragraph-properties fo:text-indent="0.4916in"/>
      <style:text-properties fo:color="#000000" fo:language="ca" fo:country="ES"/>
    </style:style>
    <style:style style:name="P316" style:parent-style-name="Standard" style:family="paragraph">
      <style:paragraph-properties fo:text-indent="0.4916in"/>
      <style:text-properties fo:color="#000000" fo:language="ca" fo:country="ES"/>
    </style:style>
    <style:style style:name="P317" style:parent-style-name="Standard" style:family="paragraph">
      <style:paragraph-properties fo:text-indent="0.4916in"/>
      <style:text-properties fo:color="#000000" fo:language="ca" fo:country="ES"/>
    </style:style>
    <style:style style:name="P318" style:parent-style-name="Standard" style:family="paragraph">
      <style:paragraph-properties fo:text-indent="0.4916in"/>
      <style:text-properties fo:color="#000000" fo:language="ca" fo:country="ES"/>
    </style:style>
    <style:style style:name="P319" style:parent-style-name="Standard" style:family="paragraph">
      <style:text-properties fo:color="#000000" fo:language="ca" fo:country="ES"/>
    </style:style>
    <style:style style:name="P320" style:parent-style-name="Standard" style:family="paragraph">
      <style:text-properties fo:color="#000000" fo:language="ca" fo:country="ES"/>
    </style:style>
    <style:style style:name="P321" style:parent-style-name="Standard" style:family="paragraph">
      <style:text-properties fo:color="#000000" fo:language="ca" fo:country="ES"/>
    </style:style>
    <style:style style:name="P322" style:parent-style-name="Standard" style:family="paragraph">
      <style:text-properties fo:color="#000000" fo:language="ca" fo:country="ES"/>
    </style:style>
    <style:style style:name="P323" style:parent-style-name="Standard" style:family="paragraph">
      <style:text-properties fo:color="#000000" fo:language="ca" fo:country="ES"/>
    </style:style>
    <style:style style:name="P324" style:parent-style-name="Standard" style:family="paragraph">
      <style:text-properties fo:color="#000000" fo:language="ca" fo:country="ES"/>
    </style:style>
    <style:style style:name="T325" style:parent-style-name="Fuentedepárrafopredeter." style:family="text">
      <style:text-properties fo:color="#000000" fo:language="ca" fo:country="ES"/>
    </style:style>
    <style:style style:name="T326" style:parent-style-name="Fuentedepárrafopredeter." style:family="text">
      <style:text-properties fo:color="#000000" fo:language="ca" fo:country="ES"/>
    </style:style>
  </office:automatic-styles>
  <office:body>
    <office:text text:use-soft-page-breaks="true">
      <text:p text:style-name="P1">Subgrup B - Exercicis pràctics</text:p>
      <text:p text:style-name="P2"/>
      <text:p text:style-name="P3"><text:span text:style-name="T4">1. [cat] Defineix món real, món conceptual i món de les representacions.</text:span></text:p>
      <text:p text:style-name="P5"><text:span text:style-name="T6"><text:s text:c="4"/>[en]</text:span><text:span text:style-name="T7"><text:s/>Define real, conceptual, representational worlds</text:span></text:p>
      <text:p text:style-name="P8"/>
      <text:p text:style-name="P9"><text:span text:style-name="T10">- Món real:<text:s/></text:span><text:span text:style-name="T11">És el que està constituït pels objectes de la realitat amb els quals haurem de treballar.</text:span></text:p>
      <text:p text:style-name="P12"/>
      <text:p text:style-name="P13"><text:span text:style-name="T14">- Món conceptual:<text:s/></text:span><text:span text:style-name="T15">És el conjunt de coneixements el quals obtenim gracies a l’observació de la part del</text:span><text:span text:style-name="T16"><text:s/>món real la qual ens interessa. A partir de un món real es poden crear diversos mons conceptuals.</text:span></text:p>
      <text:p text:style-name="P17"/>
      <text:p text:style-name="P18"><text:span text:style-name="T19">- Món de les representacions:<text:s/></text:span><text:span text:style-name="T20">Està format per les representacions informàtiques del món conceptual, i són necessàries per poder treballar.</text:span><text:span text:style-name="T21"><text:s text:c="5"/></text:span></text:p>
      <text:p text:style-name="P22"/>
      <text:p text:style-name="P23"><text:span text:style-name="T24">2.<text:s/></text:span><text:span text:style-name="T25">[cat] Explica en que consisteix la fase de disseny lògic i físic.</text:span></text:p>
      <text:p text:style-name="P26"><text:span text:style-name="T27"><text:s text:c="4"/></text:span><text:span text:style-name="T28">[en] Explain what are the logical and physical phases about</text:span></text:p>
      <text:p text:style-name="P29"/>
      <text:p text:style-name="P30"><text:span text:style-name="T31">- Fase disseny lògic:</text:span><text:span text:style-name="T32"><text:s text:c="2"/></text:span><text:span text:style-name="T33">Es treballa amb un model abstracte de dades obtingudes al final de la etapa de disseny conceptual, amb la fi de traduir-ho al model de dades utilitzat pel SGBD.</text:span></text:p>
      <text:p text:style-name="P34"/>
      <text:p text:style-name="P35"><text:span text:style-name="T36">- Fase de disseny físic:<text:s/></text:span><text:span text:style-name="T37">És poden fer certes modificacions sobre l’esquema lògic obtingut en</text:span><text:span text:style-name="T38"><text:s/>la fase de disseny anterior, per tal d’incrementar l’eficiència en algunes de les operacions.</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text:span text:style-name="T53">3. [cat] Defineix: BD, SGBD, entitat, atribut, valor, domini, tipus de dades, identificador, clau, interrelació, valor nul, i posa exemples.</text:span></text:p>
      <text:p text:style-name="P54"><text:span text:style-name="T55"><text:s text:c="4"/></text:span><text:span text:style-name="T56">[en</text:span><text:span text:style-name="T57">] Define: Data base, Data Base Management System, entity, attribute, domain, identifying, key / primary key, inter-relation, null value and give examples of each one of them.</text:span></text:p>
      <text:p text:style-name="P58"/>
      <text:p text:style-name="P59"><text:span text:style-name="T60">- BD:<text:s/></text:span><text:span text:style-name="T61">És la representació informàtica dels conjunts d’entitats instància corresp</text:span><text:span text:style-name="T62">onents a diferents entitats tipus i de les relacions entre aquestes.</text:span></text:p>
      <text:p text:style-name="P63"/>
      <text:p text:style-name="P64"><text:span text:style-name="T65">- SGBD:<text:s/></text:span><text:span text:style-name="T66">És tracta d’un programari especialitzat en la gestió i l’emmagatzematge de BD.</text:span></text:p>
      <text:p text:style-name="P67"/>
      <text:p text:style-name="P68"><text:span text:style-name="T69">- <text:s/>Entitat:<text:s/></text:span><text:span text:style-name="T70">Són els objectes del món real que conceptualitzen, són identificables. (Una<text:s/></text:span><text:span text:style-name="T71">pel·lícula concreta)</text:span></text:p>
      <text:p text:style-name="P72"/>
      <text:p text:style-name="P73"><text:span text:style-name="T74">- Atribut:<text:s/></text:span><text:span text:style-name="T75">Són les propietats de les entitats que ens interessen. (Títol, director i l’any de producció de la pel·lícula)</text:span></text:p>
      <text:p text:style-name="P76"/>
      <text:p text:style-name="P77"><text:span text:style-name="T78">- Valor:<text:s/></text:span><text:span text:style-name="T79">Són els continguts concrets dels atributs.(Títol:<text:s/></text:span><text:span text:style-name="T80">Paths of Glory</text:span><text:span text:style-name="T81">)</text:span></text:p>
      <text:p text:style-name="P82"/>
      <text:p text:style-name="P83"><text:span text:style-name="T84">- <text:s/>Domini:<text:s/></text:span><text:span text:style-name="T85">És un<text:s/></text:span><text:span text:style-name="T86">subconjunt de valors possibles d’un tipus de dada. (NombreFaltes)</text:span></text:p>
      <text:p text:style-name="P87"/>
      <text:p text:style-name="P88"><text:span text:style-name="T89">- Tipus de dades:<text:s/></text:span><text:span text:style-name="T90">(Exemple noms reals, caràcters,...)N’hi ha 3 tipus:</text:span></text:p>
      <text:p text:style-name="P91"/>
      <text:p text:style-name="P92"><text:span text:style-name="T93">- USER: Per a visualitzar informació sobre els objectes propietat de l’usuari</text:span></text:p>
      <text:p text:style-name="P94"><text:span text:style-name="T95"><text:s/></text:span></text:p>
      <text:p text:style-name="P96"><text:span text:style-name="T97">- ALL: Per a consultar informació sobr</text:span><text:span text:style-name="T98">e els objectes on té accés l’usuari.</text:span></text:p>
      <text:p text:style-name="P99"/>
      <text:p text:style-name="P100"><text:span text:style-name="T101">- DBA: Que dona accés a tots el objectes del sistema, per a poder ser controlats i gestionats.</text:span></text:p>
      <text:p text:style-name="P102"/>
      <text:p text:style-name="P103"><text:span text:style-name="T104">- Identificador:<text:s/></text:span><text:span text:style-name="T105">És el que permet distingir cada entitat de la resta, ja que el seu valor es únic. (DNI)</text:span></text:p>
      <text:p text:style-name="P106"/>
      <text:p text:style-name="P107"><text:span text:style-name="T108">- Clau:<text:s/></text:span><text:span text:style-name="T109">Són tot<text:s/></text:span><text:span text:style-name="T110">atribut o conjunts d’atributs que permeten identificar les instàncies d’una entitat. (DNI)</text:span></text:p>
      <text:p text:style-name="P111"/>
      <text:p text:style-name="P112"><text:span text:style-name="T113">- Interrelació:<text:s/></text:span><text:span text:style-name="T114">Són informacions que permeten associar les entitats entre elles.</text:span></text:p>
      <text:p text:style-name="P115"/>
      <text:p text:style-name="P116"><text:span text:style-name="T117">- Valor nul:<text:s/></text:span><text:span text:style-name="T118">Indica que no hi ha cap valor associat a un atribut determinat. (On u</text:span><text:span text:style-name="T119">na persona no disposi d’ell com un telèfon)</text:span></text:p>
      <text:p text:style-name="P120"><text:span text:style-name="T121"><text:s/></text:span></text:p>
      <text:p text:style-name="P122"/>
      <text:p text:style-name="P123"/>
      <text:soft-page-break/>
      <text:p text:style-name="P124"><text:span text:style-name="T125">4. [cat] Explica les avantatges de les bases de dades enfront als fitxers. Posa un exemple en cada un dels casos.</text:span></text:p>
      <text:p text:style-name="P126"><text:span text:style-name="T127"><text:s text:c="4"/>[en] Compare data bases to file systems and point out their advantages and disadvantages.<text:s/></text:span><text:span text:style-name="T128">Give an example of each one.</text:span></text:p>
      <text:p text:style-name="P129"/>
      <text:p text:style-name="P130"><text:span text:style-name="T131">Hi ha moltes d’avantatges com per exemple, la facilitat de treball que tot es mes fàcil de ser modificat, el control centralitzat, també la rapidesa d’accés a la informació, et dona major seguretat.</text:span></text:p>
      <text:p text:style-name="P132"><text:span text:style-name="T133">Un exemple de base de dades</text:span><text:span text:style-name="T134"><text:s/>es un guia de telèfon.</text:span></text:p>
      <text:p text:style-name="P135"><text:span text:style-name="T136">Exemple de fitxers imatges jpeg, so mp3. <text:s text:c="2"/></text:span></text:p>
      <text:p text:style-name="P137"/>
      <text:p text:style-name="P138"><text:span text:style-name="T139">5. [cat] Explica les distintes visions que podem tenir de les dades: nivell físic, nivell lògic, nivell de vistes. Posa exemples</text:span></text:p>
      <text:p text:style-name="P140"><text:span text:style-name="T141"><text:s text:c="4"/>[en] Explain what different views of data are:<text:s/></text:span><text:span text:style-name="T142">physical, logical, view level</text:span></text:p>
      <text:p text:style-name="P143"/>
      <text:p text:style-name="P144"><text:span text:style-name="T145">- Nivell físic:<text:s/></text:span><text:span text:style-name="T146">Permet treballar amb les dades de manera més senzilla, independentment de la implementació física concreta. (Compressió de dades)<text:s/></text:span><text:span text:style-name="T147"><text:s/></text:span></text:p>
      <text:p text:style-name="P148"/>
      <text:p text:style-name="P149"><text:span text:style-name="T150">- Nivell lògic:<text:s/></text:span><text:span text:style-name="T151">Implica un coneixement a baix nivell de la implementació fís</text:span><text:span text:style-name="T152">ica de l’organització de les dades i el seu accés.(Les taules)</text:span></text:p>
      <text:p text:style-name="P153"/>
      <text:p text:style-name="P154"><text:span text:style-name="T155">- Nivell de vistes:<text:s/></text:span><text:span text:style-name="T156">És el nivell d’abstracció més alt</text:span></text:p>
      <text:p text:style-name="P157"/>
      <text:p text:style-name="P158"><text:span text:style-name="T159">6. [cat] Evolució dels SGBD.</text:span></text:p>
      <text:p text:style-name="P160"><text:span text:style-name="T161"><text:s text:c="4"/>[en] Data Base Management Systems evolution, development.</text:span></text:p>
      <text:p text:style-name="P162"/>
      <text:p text:style-name="P163"><text:span text:style-name="T164">Anys cinquanta: processament seqüencial<text:s/></text:span><text:span text:style-name="T165"></text:span><text:span text:style-name="T166"><text:s/>Any</text:span><text:span text:style-name="T167">s seixanta i setanta: sistemes centralitzats<text:s/></text:span><text:span text:style-name="T168"></text:span><text:span text:style-name="T169"><text:s/>Anys vuitanta: SGBD relacionals<text:s/></text:span><text:span text:style-name="T170"></text:span><text:span text:style-name="T171"><text:s/>Anys noranta: BD distribuïdes, arquitectures client/servidor, i llenguatges de quarta generació</text:span></text:p>
      <text:p text:style-name="P172"/>
      <text:p text:style-name="P173"><text:span text:style-name="T174">7. [cat] Explica la diferencia que hi ha entre una base de dades<text:s/></text:span><text:span text:style-name="T175">centralitzada i una distribuïda. Posa exemples.</text:span></text:p>
      <text:p text:style-name="P176"><text:span text:style-name="T177"><text:s text:c="4"/>[en] Explain what differences are between centralized and distributed data bases.<text:s/></text:span><text:span text:style-name="T178">Give an example of each one.</text:span></text:p>
      <text:p text:style-name="P179"/>
      <text:p text:style-name="P180"><text:span text:style-name="T181">Les bases de dades distribuïdes comprometrem la forma en què s'emmagatzemen les dades restri</text:span><text:span text:style-name="T182">ngits per les limitacions trobades en el teorema de CAP. Les bases de dades centralitzades no. Les bases de dades centralitzades tindran límits pràctics sobre la quantitat de dades que poden processar el mateix temps molt abans que les bases de dades desce</text:span><text:span text:style-name="T183">ntralitzades.</text:span></text:p>
      <text:p text:style-name="P184"/>
      <text:p text:style-name="P185"/>
      <text:soft-page-break/>
      <text:p text:style-name="P186"><text:span text:style-name="T187">8. [cat] Avantatges de les bases de dades distribuïdes.</text:span></text:p>
      <text:p text:style-name="P188"><text:span text:style-name="T189"><text:s text:c="4"/></text:span><text:span text:style-name="T190">[en] Advantages of distributed data bases</text:span></text:p>
      <text:p text:style-name="P191"/>
      <text:p text:style-name="P192"><text:span text:style-name="T193">Compartició de la informació i autonomia local, fiabilitat i disponibilitat, i agilització del processament de consultes.</text:span></text:p>
      <text:p text:style-name="P194"/>
      <text:p text:style-name="P195"><text:span text:style-name="T196">9. [cat] Desav</text:span><text:span text:style-name="T197">antatges de les bases de dades distribuïdes.</text:span></text:p>
      <text:p text:style-name="P198"><text:span text:style-name="T199"><text:s text:c="4"/></text:span><text:span text:style-name="T200">[en] Disadvantages of distributed data bases</text:span></text:p>
      <text:p text:style-name="P201"/>
      <text:p text:style-name="P202"><text:span text:style-name="T203">Increment en els costos de desenvolupament de programari, més possibilitat d’errors, i temps extra que cal afegir al temps de processament.</text:span></text:p>
      <text:p text:style-name="P204"/>
      <text:p text:style-name="P205"><text:span text:style-name="T206">10. [cat]<text:s/></text:span><text:span text:style-name="T207">Explica en que consisteix l'arquitectura client/servidor.</text:span></text:p>
      <text:p text:style-name="P208"><text:span text:style-name="T209"><text:s text:c="6"/></text:span><text:span text:style-name="T210">[en] Explain what is the client/server architecture</text:span></text:p>
      <text:p text:style-name="P211"/>
      <text:p text:style-name="P212"><text:span text:style-name="T213">Aquesta arquitectura consisteix bàsicament en un client que realitza peticions a un altre programa (el servidor) que li dona resposta. Enca</text:span><text:span text:style-name="T214">ra que aquesta idea es pot aplicar a programes que s'executen sobre una sola computadora és més avantatjosa en un sistema operatiu multiusuari distribuït a través d'una xarxa d'ordinadors. La interacció client-servidor és el suport de la major part de la c</text:span><text:span text:style-name="T215">omunicació per xarxes</text:span></text:p>
      <text:p text:style-name="P216"/>
      <text:p text:style-name="P217"><text:span text:style-name="T218">11. [cat] Què són els llenguatges de 4a generació? Posa exemples.</text:span></text:p>
      <text:p text:style-name="P219"><text:span text:style-name="T220"><text:s text:c="6"/>[en] What are the 4th generation languages? Give some examples</text:span></text:p>
      <text:p text:style-name="P221"/>
      <text:p text:style-name="P222">És tracten de llenguatges molt senzills i a la vegada molt potents, estan especialitzats en el desenvolupament d’aplicacions centrades en l’accés de BD. Exemple: Clarion, Clipper, PowerBuilder son alguns dels mes populars.</text:p>
      <text:p text:style-name="P223"/>
      <text:p text:style-name="P224"><text:span text:style-name="T225">12. [cat] Explica quines són les tendències actuals en quant a SGBD.</text:span></text:p>
      <text:p text:style-name="P226"><text:span text:style-name="T227"><text:s text:c="6"/>[en] Explain what are<text:s/></text:span><text:span text:style-name="T228">the current trends regarding Data Base Management Systems</text:span></text:p>
      <text:p text:style-name="P229"/>
      <text:p text:style-name="P230">- Les tecnologies multimèdia: Són els tipus de dades que tradicionalment admetien els SGBD que ara es veuen incrementats per altres de nous.</text:p>
      <text:p text:style-name="P231"/>
      <text:p text:style-name="P232">- L’orientació a objectes: Hi ha dues línies esbossades:</text:p>
      <text:p text:style-name="P233"><text:tab/>- SGBD relacionals amb objectes, els quals admeten tipus abstractes de dades.</text:p>
      <text:p text:style-name="P234"><text:tab/>- SGBD orientats a objectes, que estructuren les dades en classes, les quals comprenen tant les dades com les operacions sobre elles.</text:p>
      <text:p text:style-name="P235"/>
      <text:p text:style-name="P236">- Internet: La majoria de SGBD professionals incorporen els recursos necessaris per donar suport als servidor de pàgines<text:s/>web dinàmiques.</text:p>
      <text:p text:style-name="P237"/>
      <text:p text:style-name="P238"/>
      <text:soft-page-break/>
      <text:p text:style-name="P239"><text:span text:style-name="T240">13. [cat] Què és l’SQL? Quin tipus d’operacions permet?</text:span></text:p>
      <text:p text:style-name="P241"><text:span text:style-name="T242"><text:s text:c="6"/></text:span><text:span text:style-name="T243">[en] What is SQL? What are the allowed operations can be used?</text:span></text:p>
      <text:p text:style-name="P244"/>
      <text:p text:style-name="P245">El SQL és el llenguatge mes utilitzat per interaccionar amb el SGBD. Permet dos tipus de operacions DDL i DML.</text:p>
      <text:p text:style-name="P246"><text:tab/></text:p>
      <text:p text:style-name="P247"><text:span text:style-name="T248">14. [cat] Explica que és un llenguatge DDL i un DML. Exemples.</text:span></text:p>
      <text:p text:style-name="P249"><text:span text:style-name="T250"><text:s text:c="6"/>[en] Explain what are DDL and DML languages. Give some examples of each one.</text:span></text:p>
      <text:p text:style-name="P251"/>
      <text:p text:style-name="P252">- DDL: És un llenguatge proporcionat pel sistema de gestió de base de dades que permet als programadors de la mateixa dur a terme les tasques de definició de les estructures que emmagatzemaran les dades així com dels procediments o funcions que permetin consultar-los.<text:s/>Exemple: CREATE TABLE(permet definir taules, les seves columnes i les restriccions que calgui)</text:p>
      <text:p text:style-name="P253">-DML: És un llenguatge proporcionat pels sistemes gestors de bases de dades que permet als usuaris de la mateixa dur a terme les tasques de consulta o modificació de les dades contingudes en les Bases de Dades de l'Sistema Gestor de Bases de Dades.<text:s/>Exemple: poden ser SELECT(per fer consultes), i també INSERT, UPDATE i DELETE(per realitzar el manteniment de les dades)</text:p>
      <text:p text:style-name="P254"/>
      <text:p text:style-name="P255"/>
      <text:p text:style-name="P256"><text:span text:style-name="T257">15. [cat] Explica els distints tipus d’usuaris que podem tenir a una base de dades així com les seves funcions.</text:span></text:p>
      <text:p text:style-name="P258"><text:span text:style-name="T259"><text:s text:c="6"/></text:span><text:span text:style-name="T260">[en] What are the user types that can be in a DB?<text:s/></text:span><text:span text:style-name="T261">What</text:span><text:span text:style-name="T262"><text:s/>are their functionalities?</text:span></text:p>
      <text:p text:style-name="P263"/>
      <text:p text:style-name="P264">- Usuaris externs: Són usuaris que no interactuen directament amb el sistema, sinó que fan servir alguna aplicació informàtica.</text:p>
      <text:p text:style-name="P265"/>
      <text:p text:style-name="P266">- Usuaris sofisticats: Interactuen directament amb el sistema, sense fer servir les interfícies proporcionades per programes intermediaris.</text:p>
      <text:p text:style-name="P267"/>
      <text:p text:style-name="P268">- Programadors d’aplicacions: Com el seu propi nom indica son professionals informàtics els quals creen els programes els quals accedeixen als SGBD i que posteriorment son empleats pels usuaris externs.</text:p>
      <text:p text:style-name="P269"/>
      <text:p text:style-name="P270"/>
      <text:soft-page-break/>
      <text:p text:style-name="P271"><text:span text:style-name="T272">16. [cat] Explica les metodologies de distribució de la informació a les bases de dades distribuïdes.</text:span><text:span text:style-name="T273"><text:s/></text:span><text:span text:style-name="T274">Raona sobre les avantatges i inconvenients de cada una d'ells.</text:span></text:p>
      <text:p text:style-name="P275"><text:span text:style-name="T276"><text:s text:c="6"/></text:span><text:span text:style-name="T277">[en] From the distributed data bases point of view, expla</text:span><text:span text:style-name="T278">in what are the methodologies to distribute information. Justify advantages and disadvantages of each one of them.</text:span></text:p>
      <text:p text:style-name="P279"/>
      <text:p text:style-name="P280">Hi ha diferents metodologies per orientar la distribució de BD:</text:p>
      <text:p text:style-name="P281"/>
      <text:p text:style-name="P282">- Multiplicació: Implica que la BD està replicada íntegrament a cada node del sistema. Lo millor es que les consultes es fan localment, per tant es fan de manera mes ràpida, i en cas de que caigui algun node la resta seguirà treballant.</text:p>
      <text:p text:style-name="P283">I lo pitjor es que totes les actualitzacions s’han d’anar fent de node amb node per mantenir la coherència de BD.</text:p>
      <text:p text:style-name="P284"/>
      <text:p text:style-name="P285">- Divisió: La BD està distribuïda de tal manera que no hi ha cap part que estigui replicada en més de un node.</text:p>
      <text:p text:style-name="P286">Lo millor es que les actualitzacions són molt senzilles, ja que no es requereix de manera transaccional les mateixes dades en diferents nodes.</text:p>
      <text:p text:style-name="P287">Lo pitjor es que les operacions de sortida son molt costoses, ja que la majoria son globals.</text:p>
      <text:p text:style-name="P288"/>
      <text:p text:style-name="P289">- Distribució amb node principal: Un dels nodes els quals es considera principal conté la BD sencera i cadascun dels altres nodes conté replicada alguna part de la BD.</text:p>
      <text:p text:style-name="P290">Lo millor és que les dades s’acosten als nodes que més utilitzen, la qual potencia el processament local.</text:p>
      <text:p text:style-name="P291">Lo pitjor es que els costos de les operacions d’actualització i el emmagatzemament sempre seran més elevats.</text:p>
      <text:p text:style-name="P292"/>
      <text:p text:style-name="P293">- Distribució amb duplicacions en nodes seleccionats: es que cap node conté BD completa, però cada node replica alguna part de la BD, de manera que es considera que tota la BD està duplicada.</text:p>
      <text:p text:style-name="P294">Lo millor es que com que no hi ha node principal que contengui tota la BD, la disponibilitat es un poc més elevada.</text:p>
      <text:p text:style-name="P295"/>
      <text:p text:style-name="P296"/>
      <text:soft-page-break/>
      <text:p text:style-name="P297"><text:span text:style-name="T298">17. [cat] Cerca informació sobre l'actualitat dels SGBD. Els més emprats, característiques.</text:span></text:p>
      <text:p text:style-name="P299"><text:span text:style-name="T300"><text:s text:c="6"/>[en] Research, google what are the<text:s/></text:span><text:span text:style-name="T301">more currently used Data Base Management Systems. In addition to that, add their main features.</text:span></text:p>
      <text:p text:style-name="Standard"/>
      <text:p text:style-name="P302">- MySQL: Algunes característiques de MySQL són:</text:p>
      <text:p text:style-name="P303">-<text:s/>Permet escollir múltiples motors d'emmagatzematge per a cada taula.</text:p>
      <text:p text:style-name="P304">-<text:s/>Agrupació de transaccions, podent reunir-les de forma múltiple des de diverses connexions per tal d'incrementar el nombre de transaccions per segon.</text:p>
      <text:p text:style-name="P305">-<text:s/>Connectivitat segura.</text:p>
      <text:p text:style-name="P306">-<text:s/>Execució de transaccions i ús de claus foranes.</text:p>
      <text:p text:style-name="P307">-<text:s/>Presenta un ampli subconjunt de el llenguatge SQL.</text:p>
      <text:p text:style-name="P308">- Replicació</text:p>
      <text:p text:style-name="P309">-<text:s/>Disponible en gairebé totes les plataformes o sistemes.</text:p>
      <text:p text:style-name="P310">-<text:s/>Cerca i indexació de camps de text.</text:p>
      <text:p text:style-name="P311">-<text:s/>Utilitza diverses eines per portabilitat.</text:p>
      <text:p text:style-name="P312">- CouchDB: Algunes característiques de CouchDB són:</text:p>
      <text:p text:style-name="P313">-<text:s/>Replicació fàcil entre servidors a través d'instàncies.</text:p>
      <text:p text:style-name="P314">-<text:s/>Suport per a resolució de conflictes i configuració de l'màster.</text:p>
      <text:p text:style-name="P315">-<text:s/>Actualitzacions d'alimentació de dades per subscripció.</text:p>
      <text:p text:style-name="P316">-<text:s/>Indexació i recerca i recuperació ràpides.</text:p>
      <text:p text:style-name="P317">-<text:s/>Interfície web RESTful.</text:p>
      <text:p text:style-name="P318">-<text:s/>Els documents són accessibles a través de navegadors i els índexs poden ser consultats a través d'HTTP.</text:p>
      <text:p text:style-name="P319">- MongoDB:<text:s/>Algunes característiques de MongoDB són:</text:p>
      <text:p text:style-name="P320"><text:tab/>- Consulta ad hoc.</text:p>
      <text:p text:style-name="P321"><text:tab/>- Indexació.</text:p>
      <text:p text:style-name="P322"><text:tab/>- Replicació.</text:p>
      <text:p text:style-name="P323"><text:tab/>-<text:s/>Balanceig de càrrega.</text:p>
      <text:p text:style-name="P324"><text:tab/>-<text:s/>Emmagatzematge d'arxius.</text:p>
      <text:p text:style-name="Standard"><text:span text:style-name="T325"><text:tab/>-<text:s/></text:span><text:span text:style-name="T326">Execució de JavaScript de la banda de servid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apple-tab-span" style:display-name="apple-tab-span" style:family="text" style:parent-style-name="Fuentedepárrafopredeter."/>
    <style:style style:name="ListLabel1" style:display-name="ListLabel 1" style:family="text">
      <style:text-properties style:font-name-asian="Times New Roman" style:font-name-complex="Arial" fo:color="#3C4043" fo:font-size="10.5pt" style:font-size-asian="10.5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Times New Roman" style:font-name-complex="Times New Roman"/>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Times New Roma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sian="Times New Roman" style:font-name-complex="Times New Roman"/>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Times New Roman" style:font-name-complex="Calibri" fo:font-weight="normal" style:font-weight-asian="normal"/>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asian="Times New Roman" style:font-name-complex="Calibri" fo:font-weight="normal" style:font-weight-asian="normal"/>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asian="Times New Roman" style:font-name-complex="Calibri" fo:font-weight="normal" style:font-weight-asian="normal"/>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asian="Times New Roman" style:font-name-complex="Calibri"/>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asian="Times New Roman" style:font-name-complex="Calibri"/>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asian="Times New Roman" style:font-name-complex="Calibri"/>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asian="Times New Roman" style:font-name-complex="Calibri"/>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asian="Times New Roman" style:font-name-complex="Calibri"/>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asian="Times New Roman" style:font-name-complex="Calibri"/>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asian="Times New Roman" style:font-name-complex="Calibri"/>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asian="Times New Roman" style:font-name-complex="Calibri"/>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asian="Times New Roman" style:font-name-complex="Calibri"/>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Times New Roman" style:font-name-complex="Arial" fo:color="#3C4043" fo:font-size="10.5pt" style:font-size-asian="10.5pt"/>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sian="Times New Roman" style:font-name-complex="Times New Roman"/>
    </style: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Times New Roman"/>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sian="Times New Roman" style:font-name-complex="Calibri" fo:font-weight="normal" style:font-weight-asian="normal"/>
    </style: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asian="Times New Roman" style:font-name-complex="Calibri" fo:font-weight="normal" style:font-weight-asian="normal"/>
    </style: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sian="Times New Roman" style:font-name-complex="Calibri" fo:font-weight="normal" style:font-weight-asian="normal"/>
    </style: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sian="Times New Roman" style:font-name-complex="Calibri"/>
    </style:style>
    <style:style style:name="WW_CharLFO9LVL2" style:family="text">
      <style:text-properties style:font-name-complex="Courier New"/>
    </style:style>
    <style:style style:name="WW_CharLFO9LVL5" style:family="text">
      <style:text-properties style:font-name-complex="Courier New"/>
    </style:style>
    <style:style style:name="WW_CharLFO9LVL8" style:family="text">
      <style:text-properties style:font-name-complex="Courier New"/>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asian="Times New Roman" style:font-name-complex="Calibri"/>
    </style:style>
    <style:style style:name="WW_CharLFO10LVL2" style:family="text">
      <style:text-properties style:font-name-complex="Courier New"/>
    </style:style>
    <style:style style:name="WW_CharLFO10LVL5" style:family="text">
      <style:text-properties style:font-name-complex="Courier New"/>
    </style:style>
    <style:style style:name="WW_CharLFO10LVL8" style:family="text">
      <style:text-properties style:font-name-complex="Courier New"/>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asian="Times New Roman" style:font-name-complex="Calibri"/>
    </style:style>
    <style:style style:name="WW_CharLFO11LVL2" style:family="text">
      <style:text-properties style:font-name-complex="Courier New"/>
    </style:style>
    <style:style style:name="WW_CharLFO11LVL5" style:family="text">
      <style:text-properties style:font-name-complex="Courier New"/>
    </style:style>
    <style:style style:name="WW_CharLFO11LVL8" style:family="text">
      <style:text-properties style:font-name-complex="Courier New"/>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asian="Times New Roman" style:font-name-complex="Calibri"/>
    </style: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asian="Times New Roman" style:font-name-complex="Calibri"/>
    </style: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asian="Times New Roman" style:font-name-complex="Calibri"/>
    </style: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asian="Times New Roman" style:font-name-complex="Calibri"/>
    </style: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font-name-asian="Times New Roman" style:font-name-complex="Calibri"/>
    </style:style>
    <style:style style:name="WW_CharLFO16LVL2" style:family="text">
      <style:text-properties style:font-name-complex="Courier New"/>
    </style:style>
    <style:style style:name="WW_CharLFO16LVL5" style:family="text">
      <style:text-properties style:font-name-complex="Courier New"/>
    </style:style>
    <style:style style:name="WW_CharLFO16LVL8" style:family="text">
      <style:text-properties style:font-name-complex="Courier New"/>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font-name-asian="Times New Roman" style:font-name-complex="Calibri"/>
    </style: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 Ramos Rayo</meta:initial-creator>
    <dc:creator>Simo Ramos Rayo</dc:creator>
    <meta:creation-date>2020-10-23T22:00:00Z</meta:creation-date>
    <dc:date>2020-10-29T15:34:00Z</dc:date>
    <meta:print-date>2020-10-29T15:33:00Z</meta:print-date>
    <meta:template xlink:href="Normal" xlink:type="simple"/>
    <meta:editing-cycles>5</meta:editing-cycles>
    <meta:editing-duration>PT7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3" meta:word-count="1834" meta:character-count="11902" meta:row-count="84" meta:non-whitespace-character-count="10091"/>
  </office:meta>
</office:document-meta>
</file>